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eaa1" officeooo:paragraph-rsid="0015eaa1"/>
    </style:style>
    <style:style style:name="P2" style:family="paragraph" style:parent-style-name="Standard">
      <style:text-properties officeooo:rsid="001780fe" officeooo:paragraph-rsid="001780fe"/>
    </style:style>
    <style:style style:name="P3" style:family="paragraph" style:parent-style-name="Standard" style:list-style-name="L1">
      <style:text-properties officeooo:rsid="001780fe" officeooo:paragraph-rsid="001780fe"/>
    </style:style>
    <style:style style:name="P4" style:family="paragraph" style:parent-style-name="Standard" style:list-style-name="L2">
      <style:text-properties officeooo:rsid="001780fe" officeooo:paragraph-rsid="001780fe"/>
    </style:style>
    <style:style style:name="P5" style:family="paragraph" style:parent-style-name="Standard" style:list-style-name="L3">
      <style:text-properties officeooo:rsid="001780fe" officeooo:paragraph-rsid="001780fe"/>
    </style:style>
    <style:style style:name="P6" style:family="paragraph" style:parent-style-name="Standard" style:list-style-name="L3">
      <style:text-properties officeooo:rsid="0017e645" officeooo:paragraph-rsid="0017e645"/>
    </style:style>
    <style:style style:name="P7" style:family="paragraph" style:parent-style-name="Standard">
      <style:text-properties officeooo:rsid="0017e645" officeooo:paragraph-rsid="0017e645"/>
    </style:style>
    <style:style style:name="P8" style:family="paragraph" style:parent-style-name="Standard" style:list-style-name="L4">
      <style:text-properties officeooo:rsid="0017e645" officeooo:paragraph-rsid="0017e645"/>
    </style:style>
    <style:style style:name="P9" style:family="paragraph" style:parent-style-name="Standard" style:list-style-name="L5">
      <style:text-properties officeooo:rsid="0017e645" officeooo:paragraph-rsid="0017e645"/>
    </style:style>
    <style:style style:name="P10" style:family="paragraph" style:parent-style-name="Standard">
      <style:text-properties officeooo:rsid="0018be8c" officeooo:paragraph-rsid="0018be8c"/>
    </style:style>
    <style:style style:name="P11" style:family="paragraph" style:parent-style-name="Standard" style:list-style-name="L6">
      <style:text-properties officeooo:rsid="0018be8c" officeooo:paragraph-rsid="0018be8c"/>
    </style:style>
    <style:style style:name="P12" style:family="paragraph" style:parent-style-name="Standard" style:list-style-name="L7">
      <style:text-properties officeooo:rsid="0018be8c" officeooo:paragraph-rsid="0018be8c"/>
    </style:style>
    <style:style style:name="P13" style:family="paragraph" style:parent-style-name="Standard" style:list-style-name="L8">
      <style:text-properties officeooo:rsid="0018be8c" officeooo:paragraph-rsid="0018be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/>
      <text:p text:style-name="P2">overveiw and decompostion diagream, </text:p>
      <text:list text:style-name="L1">
        <text:list-item>
          <text:p text:style-name="P3">large flow chart style diagram showing the overall structur of your diagram, </text:p>
        </text:list-item>
      </text:list>
      <text:p text:style-name="P2"/>
      <text:p text:style-name="P2">ER diagram for database</text:p>
      <text:list text:style-name="L2">
        <text:list-item>
          <text:p text:style-name="P4">build and er diagram showing the entitys </text:p>
        </text:list-item>
        <text:list-item>
          <text:p text:style-name="P4">justift and explain it whats the forgin key whats primary key each field shows realationship why is each one called each thing etc </text:p>
        </text:list-item>
        <text:list-item>
          <text:p text:style-name="P4">should look like on php my admin</text:p>
        </text:list-item>
      </text:list>
      <text:p text:style-name="P2"/>
      <text:p text:style-name="P2">data flow diagram </text:p>
      <text:p text:style-name="P2"/>
      <text:p text:style-name="P2"/>
      <text:p text:style-name="P2">table structure </text:p>
      <text:list text:style-name="L3">
        <text:list-item>
          <text:p text:style-name="P5">justification for each field </text:p>
        </text:list-item>
        <text:list-item>
          <text:p text:style-name="P5">list of field in each table </text:p>
        </text:list-item>
        <text:list-item>
          <text:p text:style-name="P6">primary key idetfys each user in the record</text:p>
        </text:list-item>
        <text:list-item>
          <text:p text:style-name="P6">list data types</text:p>
        </text:list-item>
        <text:list-item>
          <text:p text:style-name="P6">give example data </text:p>
        </text:list-item>
      </text:list>
      <text:p text:style-name="P7"/>
      <text:p text:style-name="P7"/>
      <text:p text:style-name="P7">data structures / veriable lists </text:p>
      <text:list text:continue-numbering="true" text:style-name="L3">
        <text:list-item>
          <text:p text:style-name="P6">what veriables you think you need </text:p>
        </text:list-item>
        <text:list-item>
          <text:p text:style-name="P6">example fields:</text:p>
        </text:list-item>
        <text:list-item>
          <text:p text:style-name="P6">veriable name </text:p>
        </text:list-item>
        <text:list-item>
          <text:p text:style-name="P6">scaope </text:p>
        </text:list-item>
        <text:list-item>
          <text:p text:style-name="P6">data type </text:p>
        </text:list-item>
        <text:list-item>
          <text:p text:style-name="P6">where used </text:p>
        </text:list-item>
        <text:list-item>
          <text:p text:style-name="P6">example data </text:p>
        </text:list-item>
        <text:list-item>
          <text:p text:style-name="P6">reasioning </text:p>
        </text:list-item>
      </text:list>
      <text:p text:style-name="P7"/>
      <text:p text:style-name="P7">colour schemes </text:p>
      <text:list text:style-name="L4">
        <text:list-item>
          <text:p text:style-name="P8">show what colours you intend to use </text:p>
        </text:list-item>
        <text:list-item>
          <text:p text:style-name="P8">make sure it complemets maybe make a palete </text:p>
        </text:list-item>
        <text:list-item>
          <text:p text:style-name="P8">use a colour picker online </text:p>
        </text:list-item>
        <text:list-item>
          <text:p text:style-name="P8">how do the colours link and work with senario </text:p>
        </text:list-item>
        <text:list-item>
          <text:p text:style-name="P8">explain where likely to see them </text:p>
        </text:list-item>
        <text:list-item>
          <text:p text:style-name="P8">where it will be used </text:p>
        </text:list-item>
      </text:list>
      <text:p text:style-name="P7"/>
      <text:p text:style-name="P7"/>
      <text:p text:style-name="P7">interface design </text:p>
      <text:list text:style-name="L5">
        <text:list-item>
          <text:p text:style-name="P9">what u do on figma what do you actuly want it too look like </text:p>
        </text:list-item>
        <text:list-item>
          <text:p text:style-name="P9">ok to borrow inages </text:p>
        </text:list-item>
        <text:list-item>
          <text:p text:style-name="P9">rolaty free images </text:p>
        </text:list-item>
        <text:list-item>
          <text:p text:style-name="P9">make use of colours etc </text:p>
        </text:list-item>
        <text:list-item>
          <text:p text:style-name="P9">explain desitions </text:p>
        </text:list-item>
      </text:list>
      <text:p text:style-name="P7"/>
      <text:p text:style-name="P10">algorthlthm designes </text:p>
      <text:list text:style-name="L6">
        <text:list-item>
          <text:p text:style-name="P11">use pudo code </text:p>
        </text:list-item>
        <text:list-item>
          <text:p text:style-name="P11">just design algorthems that do something important </text:p>
        </text:list-item>
      </text:list>
      <text:p text:style-name="P10"/>
      <text:p text:style-name="P10"><text:soft-page-break/>test stratigy </text:p>
      <text:list text:style-name="L7">
        <text:list-item>
          <text:p text:style-name="P12">design a set of tests </text:p>
        </text:list-item>
        <text:list-item>
          <text:p text:style-name="P12">what should u test </text:p>
        </text:list-item>
        <text:list-item>
          <text:p text:style-name="P12">what type of test </text:p>
        </text:list-item>
        <text:list-item>
          <text:p text:style-name="P12">what will need to be done </text:p>
        </text:list-item>
        <text:list-item>
          <text:p text:style-name="P12">pre requesits and ependeices </text:p>
        </text:list-item>
        <text:list-item>
          <text:p text:style-name="P12">so what code you needs to of done to test </text:p>
        </text:list-item>
      </text:list>
      <text:p text:style-name="P10"/>
      <text:p text:style-name="P10">tips </text:p>
      <text:list text:style-name="L8">
        <text:list-item>
          <text:p text:style-name="P13">could someone stupid build this </text:p>
        </text:list-item>
        <text:list-item>
          <text:p text:style-name="P13">have u linked to fuctonal requirement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4:07:47.837501500</meta:creation-date>
    <dc:date>2025-10-07T14:37:03.264491500</dc:date>
    <meta:editing-duration>PT6M28S</meta:editing-duration>
    <meta:editing-cycles>2</meta:editing-cycles>
    <meta:generator>LibreOffice/25.2.3.2$MacOSX_X86_64 LibreOffice_project/bbb074479178df812d175f709636b368952c2ce3</meta:generator>
    <meta:document-statistic meta:table-count="0" meta:image-count="0" meta:object-count="0" meta:page-count="2" meta:paragraph-count="49" meta:word-count="279" meta:character-count="1413" meta:non-whitespace-character-count="1177"/>
  </office:meta>
</office:document-meta>
</file>